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start="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7" style:family="graphic" style:parent-style-name="standard">
      <style:graphic-properties draw:stroke="none" draw:fill="none" fo:min-height="0.4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b80047" fo:font-size="11pt" style:font-size-asian="11pt" style:font-size-complex="11pt"/>
    </style:style>
    <style:style style:name="P12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3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3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3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3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3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3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3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3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3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3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3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3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3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3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3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3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3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3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3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3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3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4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5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8" draw:layer="layout" svg:width="5.58cm" svg:height="4.03cm" svg:x="25.1cm" svg:y="19.1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text:p text:style-name="P7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4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4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3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6.884cm" svg:y="9.806cm">
          <draw:text-box>
            <text:p><text:span text:style-name="T11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10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10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3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10" draw:layer="layout" svg:width="1.023cm" svg:height="0.692cm" svg:x="6.9cm" svg:y="6.308cm">
          <draw:text-box>
            <text:p><text:span text:style-name="T11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11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onnector draw:style-name="gr9" draw:text-style-name="P3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3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4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9.547cm" svg:y="18.70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2" draw:layer="layout" svg:width="1.298cm" svg:height="0.684cm" svg:x="18.831cm" svg:y="17.992cm">
          <draw:text-box>
            <text:p><text:span text:style-name="T13">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6-03T08:28:35.180234481</dc:date>
    <meta:editing-duration>PT17H18M24S</meta:editing-duration>
    <meta:editing-cycles>31</meta:editing-cycles>
    <meta:generator>LibreOffice/5.1.3.2$Linux_X86_64 LibreOffice_project/10m0$Build-2</meta:generator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